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4cb8" officeooo:paragraph-rsid="00014cb8"/>
    </style:style>
    <style:style style:name="P2" style:family="paragraph" style:parent-style-name="Standard">
      <style:text-properties fo:font-weight="bold" officeooo:rsid="00014cb8" officeooo:paragraph-rsid="00014cb8" style:font-weight-asian="bold" style:font-weight-complex="bold"/>
    </style:style>
    <style:style style:name="P3" style:family="paragraph" style:parent-style-name="Standard">
      <style:text-properties fo:font-style="italic" officeooo:rsid="00014cb8" officeooo:paragraph-rsid="00014cb8" style:font-style-asian="italic" style:font-style-complex="italic"/>
    </style:style>
    <style:style style:name="P4" style:family="paragraph" style:parent-style-name="Standard">
      <style:text-properties fo:font-style="italic" officeooo:rsid="0003bc13" officeooo:paragraph-rsid="0003bc13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ultiple Network Interfaces:</text:p>
      <text:p text:style-name="P1"/>
      <text:p text:style-name="P1">The program can handle multiple Network Interfaces, it does so by iterating through app IP’s of the machine and saves those, whose address matches a broadcast address</text:p>
      <text:p text:style-name="P1"/>
      <text:p text:style-name="P1">example: <text:tab/><text:tab/><text:tab/><text:tab/></text:p>
      <text:p text:style-name="P1"><text:tab/><text:tab/>ip1: 192.168.2.103<text:tab/><text:tab/>Broadcast Address1: 192.168.2.255</text:p>
      <text:p text:style-name="P1"><text:tab/><text:tab/>ip2 192.168.54.2<text:tab/><text:tab/>Broadcast Address2: 192.168.54.255</text:p>
      <text:p text:style-name="P1"><text:tab/><text:tab/>ip3 192.168.3.4</text:p>
      <text:p text:style-name="P1"/>
      <text:p text:style-name="P3">Ips 1 and 2 will be saved, 3 will not.</text:p>
      <text:p text:style-name="P3"/>
      <text:p text:style-name="P4">As such one device might show up multiple times in the scan scree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2.1$Windows_X86_64 LibreOffice_project/f7f06a8f319e4b62f9bc5095aa112a65d2f3ac89</meta:generator>
    <dc:date>2019-08-16T18:38:42.300000000</dc:date>
    <meta:editing-duration>PT4M35S</meta:editing-duration>
    <meta:editing-cycles>3</meta:editing-cycles>
    <meta:document-statistic meta:table-count="0" meta:image-count="0" meta:object-count="0" meta:page-count="1" meta:paragraph-count="8" meta:word-count="66" meta:character-count="438" meta:non-whitespace-character-count="367"/>
  </office:meta>
</office:document-meta>
</file>